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05cm" draw:marker-start-width="1.117cm" draw:marker-end-width="1.117cm" draw:fill-color="#ffffff" draw:textarea-horizontal-align="justify" draw:textarea-vertical-align="middle" draw:auto-grow-height="false" fo:padding-top="0.277cm" fo:padding-bottom="0.277cm" fo:padding-left="0.402cm" fo:padding-right="0.402cm"/>
    </style:style>
    <style:style style:name="gr2" style:family="graphic" style:parent-style-name="standard">
      <style:graphic-properties svg:stroke-width="0.102cm" svg:stroke-color="#ff420e" draw:marker-start-width="0.509cm" draw:marker-end-width="0.509cm" draw:fill-color="#ff420e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3" style:family="graphic" style:parent-style-name="standard">
      <style:graphic-properties svg:stroke-width="0.102cm" svg:stroke-color="#aecf00" draw:marker-start-width="0.509cm" draw:marker-end-width="0.509cm" draw:fill-color="#aecf00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4" style:family="graphic" style:parent-style-name="standard">
      <style:graphic-properties svg:stroke-width="0.102cm" svg:stroke-color="#eeeeee" draw:marker-start-width="0.509cm" draw:marker-end-width="0.509cm" draw:fill-color="#999999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6.985cm" svg:x="3.921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477cm" svg:x="4.175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cm" svg:height="6.477cm" svg:x="10.471cm" svg:y="8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26cm" svg:height="6.477cm" svg:x="13.071cm" svg:y="8.13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736cm" svg:height="0.962cm" draw:transform="rotate (1.5707963267949) translate (3.413cm 7.526cm)">
          <draw:text-box>
            <text:p>2016-01-01</text:p>
          </draw:text-box>
        </draw:frame>
        <draw:frame draw:style-name="gr5" draw:layer="layout" svg:width="2.335cm" svg:height="0.962cm" draw:transform="rotate (1.5707963267949) translate (2.143cm 12.684cm)">
          <draw:text-box>
            <text:p>Stores</text:p>
          </draw:text-box>
        </draw:frame>
        <draw:frame draw:style-name="gr5" draw:layer="layout" svg:width="3.736cm" svg:height="0.962cm" draw:transform="rotate (1.5707963267949) translate (9.713cm 7.526cm)">
          <draw:text-box>
            <text:p>2017-02-03</text:p>
          </draw:text-box>
        </draw:frame>
        <draw:frame draw:style-name="gr5" draw:layer="layout" svg:width="3.736cm" svg:height="0.962cm" draw:transform="rotate (1.5707963267949) translate (12.313cm 7.526cm)">
          <draw:text-box>
            <text:p>2017-03-14</text:p>
          </draw:text-box>
        </draw:frame>
        <draw:frame draw:style-name="gr5" draw:layer="layout" svg:width="3.736cm" svg:height="0.962cm" draw:transform="rotate (1.5707963267949) translate (14.613cm 7.526cm)">
          <draw:text-box>
            <text:p>2017-04-22</text:p>
          </draw:text-box>
        </draw:frame>
        <draw:frame draw:style-name="gr5" draw:layer="layout" svg:width="1.886cm" svg:height="0.962cm" svg:x="8.19cm" svg:y="15.532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2:33:12.758153914</meta:creation-date>
    <meta:generator>LibreOffice/4.2.8.2$Linux_X86_64 LibreOffice_project/420m0$Build-2</meta:generator>
    <dc:date>2018-05-17T12:40:44.382260218</dc:date>
    <meta:editing-duration>PT5M11S</meta:editing-duration>
    <meta:editing-cycles>5</meta:editing-cycles>
    <meta:document-statistic meta:object-count="10"/>
  </office:meta>
</office:document-meta>
</file>